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officeooo:paragraph-rsid="0001b268" style:language-asian="zh" style:country-asian="TW"/>
    </style:style>
    <style:style style:name="P3" style:family="paragraph" style:parent-style-name="Standard">
      <style:text-properties officeooo:paragraph-rsid="0003108a" style:language-asian="zh" style:country-asian="TW"/>
    </style:style>
    <style:style style:name="P4" style:family="paragraph" style:parent-style-name="Standard">
      <style:text-properties officeooo:paragraph-rsid="0006d0cf" style:language-asian="zh" style:country-asian="TW"/>
    </style:style>
    <style:style style:name="P5" style:family="paragraph" style:parent-style-name="Standard">
      <style:text-properties officeooo:paragraph-rsid="00083cf0" style:language-asian="zh" style:country-asian="TW"/>
    </style:style>
    <style:style style:name="P6" style:family="paragraph" style:parent-style-name="Standard">
      <style:text-properties officeooo:paragraph-rsid="0006d0cf"/>
    </style:style>
    <style:style style:name="P7" style:family="paragraph" style:parent-style-name="Standard">
      <style:text-properties officeooo:paragraph-rsid="00083cf0"/>
    </style:style>
    <style:style style:name="P8" style:family="paragraph" style:parent-style-name="Standard">
      <style:text-properties officeooo:rsid="0009cc6f" officeooo:paragraph-rsid="0009cc6f"/>
    </style:style>
    <style:style style:name="P9" style:family="paragraph" style:parent-style-name="Standard">
      <style:text-properties officeooo:rsid="0009cc6f" officeooo:paragraph-rsid="000bb0ac"/>
    </style:style>
    <style:style style:name="P10" style:family="paragraph" style:parent-style-name="Standard">
      <style:text-properties officeooo:rsid="0009cc6f" officeooo:paragraph-rsid="00120b02"/>
    </style:style>
    <style:style style:name="P11" style:family="paragraph" style:parent-style-name="Standard">
      <style:text-properties officeooo:rsid="0009cc6f" officeooo:paragraph-rsid="0013e0e8"/>
    </style:style>
    <style:style style:name="P12" style:family="paragraph" style:parent-style-name="Standard">
      <style:text-properties officeooo:rsid="0009cc6f" officeooo:paragraph-rsid="001407f0"/>
    </style:style>
    <style:style style:name="P13" style:family="paragraph" style:parent-style-name="Standard">
      <style:text-properties officeooo:rsid="0009cc6f" officeooo:paragraph-rsid="00156e39"/>
    </style:style>
    <style:style style:name="P14" style:family="paragraph" style:parent-style-name="Standard">
      <style:text-properties officeooo:rsid="0009cc6f" officeooo:paragraph-rsid="00171bc2"/>
    </style:style>
    <style:style style:name="P15" style:family="paragraph" style:parent-style-name="Standard">
      <style:text-properties officeooo:rsid="0009cc6f" officeooo:paragraph-rsid="00174a03"/>
    </style:style>
    <style:style style:name="P16" style:family="paragraph" style:parent-style-name="Standard">
      <style:text-properties officeooo:rsid="0009cc6f" officeooo:paragraph-rsid="0017db24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9cc6f" style:language-asian="zh" style:country-asian="TW"/>
    </style:style>
    <style:style style:name="T3" style:family="text">
      <style:text-properties officeooo:rsid="0013e0e8" style:language-asian="zh" style:country-asian="TW"/>
    </style:style>
    <style:style style:name="T4" style:family="text">
      <style:text-properties officeooo:rsid="0017db24" style:language-asian="zh" style:country-asian="T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平反</text:p>
      <text:p text:style-name="P1"/>
      <text:p text:style-name="P1">叮咚</text:p>
      <text:p text:style-name="P1">「主人，有人寄信給你。」</text:p>
      <text:p text:style-name="P1">你把手上的遊戲機放了下來，從口袋裡掏出了手機</text:p>
      <text:p text:style-name="P2">『是好消息還是壞消息?』</text:p>
      <text:p text:style-name="P2">「……我不確定」</text:p>
      <text:p text:style-name="P2">你嘆了一口氣</text:p>
      <text:p text:style-name="P3">自從你把所有的證據，</text:p>
      <text:p text:style-name="P3">連同錄音筆都交出去後</text:p>
      <text:p text:style-name="P2">已經過了整整一個月了</text:p>
      <text:p text:style-name="P2">陳老師在大概兩個星期前就從校園裡消失無蹤</text:p>
      <text:p text:style-name="P2">他究竟是被抓了，還是落跑了?</text:p>
      <text:p text:style-name="P2">你不禁在心中感到疑惑</text:p>
      <text:p text:style-name="P2">當然，陳老師應該是不會莫名其妙失蹤的</text:p>
      <text:p text:style-name="P2">照理來說，學校方應該是有在動作的</text:p>
      <text:p text:style-name="P2"/>
      <text:p text:style-name="P2">你不禁有點後悔</text:p>
      <text:p text:style-name="P2">如果當初是把資料交給警察或調查局之類的國家機關</text:p>
      <text:p text:style-name="P3">說不定他們早就把所有涉案人都抓起來了</text:p>
      <text:p text:style-name="P3"/>
      <text:p text:style-name="P3">還是學校高層其實早就被滲透了?</text:p>
      <text:p text:style-name="P3">說不定他們通通都收了皇家大學的賄賂?</text:p>
      <text:p text:style-name="P3">說不定你被吃案了?</text:p>
      <text:p text:style-name="P3">各式各樣的可能性從你腦中浮現<text:line-break/>你搖了搖頭，把這些想法驅逐出腦袋</text:p>
      <text:p text:style-name="P3">你已經做出選擇，已經沒有退路了</text:p>
      <text:p text:style-name="P3">你一邊祈禱著</text:p>
      <text:p text:style-name="P3">一邊點開了信件</text:p>
      <text:p text:style-name="P3">信件的寄信人，是一個你沒看過的名字</text:p>
      <text:p text:style-name="P3">信裡面第一句話就是在感謝你提供的資料</text:p>
      <text:p text:style-name="P3"/>
      <text:p text:style-name="P3">因為你提供的資訊，陳老師已經被警察逮捕</text:p>
      <text:p text:style-name="P3">透過他的證言配合著其他的資訊</text:p>
      <text:p text:style-name="P3">國家終於有足夠多的證據可以對皇家大學做出進一步的措施</text:p>
      <text:p text:style-name="P3">『所以陳老師是被逮捕了』</text:p>
      <text:p text:style-name="P3">「看起來這個案子大到讓公權力不得不介入了呢」</text:p>
      <text:p text:style-name="P3">再來，話題一轉，信裡面提到了你</text:p>
      <text:p text:style-name="P4">『為了不引起不必要的注意……我們與校方決定不撤回對你的懲罰?</text:p>
      <text:p text:style-name="P4">這是甚麼意思?』</text:p>
      <text:p text:style-name="P5">你癱坐在椅子上，不可置信的繼續讀下去</text:p>
      <text:p text:style-name="P5">『……在你畢業後，會有國家級的研究單位準備好要提供你實習機會，</text:p>
      <text:p text:style-name="P5">屆時請務必接受?</text:p>
      <text:p text:style-name="P4">所以我的人生就這樣被規畫好了?</text:p>
      <text:p text:style-name="P4">我的選擇權呢?』</text:p>
      <text:p text:style-name="P4">「去了一個之後又來了一個了呢，主人。」</text:p>
      <text:p text:style-name="P7"><text:span text:style-name="T1">頓時間，你只想把手上的手機扔出窗外。</text:span></text:p>
      <text:p text:style-name="P5"><text:span text:style-name="T1"/></text:p>
      <text:p text:style-name="P5">接受</text:p>
      <text:p text:style-name="P5"/>
      <text:p text:style-name="P5">『……好吧。』</text:p>
      <text:p text:style-name="P6"><text:span text:style-name="T1">「終於理解了啊，」陳老師露出了一個大大的笑容。「皇家大學才是你最好的選擇。」</text:span></text:p>
      <text:p text:style-name="P6"><text:span text:style-name="T1">「與其待在這個爛國家，像你我一樣的人才值得更好的未來，更燦爛輝煌的未來!」</text:span></text:p>
      <text:p text:style-name="P6"><text:span text:style-name="T1">你掏出了藏在袖口裡的錄音筆，按下了撥放紐。</text:span></text:p>
      <text:p text:style-name="P6"><text:soft-page-break/><text:span text:style-name="T1">陳老師臉色一變</text:span></text:p>
      <text:p text:style-name="P6"><text:span text:style-name="T1">「你這是什麼意思。」</text:span></text:p>
      <text:p text:style-name="P6"><text:span text:style-name="T1">『只是想要提醒你，以後嘴巴記得關緊一點，不要亂講話。』</text:span></text:p>
      <text:p text:style-name="P6"><text:span text:style-name="T1">『那麼，我進皇家大學後具體來說可以拿到多少獎學金呢?』</text:span></text:p>
      <text:p text:style-name="P6"><text:span text:style-name="T1"/></text:p>
      <text:p text:style-name="P6"><text:span text:style-name="T1"/></text:p>
      <text:p text:style-name="P6"><text:span text:style-name="T1">進入皇家</text:span></text:p>
      <text:p text:style-name="P6"><text:span text:style-name="T2"/></text:p>
      <text:p text:style-name="P8"><text:span text:style-name="T1">來到皇家大學後，你的日子過的相當快活。</text:span></text:p>
      <text:p text:style-name="P10"><text:span text:style-name="T1">這裡的學生宿舍堪比豪華飯店，不僅裝潢華麗，設備高級</text:span></text:p>
      <text:p text:style-name="P10"><text:span text:style-name="T1">甚至有撞球室、游泳池、高級自助餐等設施</text:span></text:p>
      <text:p text:style-name="P8"><text:span text:style-name="T1">與其說是讀書</text:span></text:p>
      <text:p text:style-name="P8"><text:span text:style-name="T1">感覺反而更像在度假</text:span></text:p>
      <text:p text:style-name="P9"><text:span text:style-name="T1">「嘿!」有人向你打了聲招呼</text:span></text:p>
      <text:p text:style-name="P9"><text:span text:style-name="T1">你轉頭過去，原來是你在焦土大學的前室友</text:span></text:p>
      <text:p text:style-name="P10"><text:span text:style-name="T1">「你也來了啊，」他說。</text:span></text:p>
      <text:p text:style-name="P10"><text:span text:style-name="T1">「我還以為你會在焦土待一輩子呢。」</text:span></text:p>
      <text:p text:style-name="P9"><text:span text:style-name="T1">『算了吧，我可不想過一輩子的軟禁生活。』</text:span></text:p>
      <text:p text:style-name="P9"><text:span text:style-name="T1">「也是啦。」你室友抓了抓頭，感覺好像有些尷尬</text:span></text:p>
      <text:p text:style-name="P9"><text:span text:style-name="T1">「嘿，為了慶祝你來到皇家，要不我請你吃頓大餐?」</text:span></text:p>
      <text:p text:style-name="P9"><text:span text:style-name="T1">免錢的午餐誰不想吃呢?你欣然的接受了他的邀約</text:span></text:p>
      <text:p text:style-name="P9"><text:span text:style-name="T1"/></text:p>
      <text:p text:style-name="P9"><text:span text:style-name="T1">叛國賊</text:span></text:p>
      <text:p text:style-name="P9"><text:span text:style-name="T1"/></text:p>
      <text:p text:style-name="P9"><text:span text:style-name="T1">「主人主人，不得了了。請趕快看新聞。」</text:span></text:p>
      <text:p text:style-name="P12"><text:span text:style-name="T1">『嗯?怎麼了嗎?』</text:span></text:p>
      <text:p text:style-name="P9"><text:span text:style-name="T1">你拿出手機滑了滑新聞頁面</text:span></text:p>
      <text:p text:style-name="P12"><text:span text:style-name="T1">新聞上再度出現了你的大頭照，而且標題變的比上次更加聳動了</text:span></text:p>
      <text:p text:style-name="P11"><text:span text:style-name="T1">「『</text:span><text:span text:style-name="T3">焦土大學洩密案主謀潛逃』</text:span><text:span text:style-name="T1">、『</text:span><text:span text:style-name="T3">前AI天才淪落叛國賊』，</text:span></text:p>
      <text:p text:style-name="P11"><text:span text:style-name="T3">好像連國安機關都動員起來了，主人可能連這個國家都要待不下去了呢。</text:span><text:span text:style-name="T1">」</text:span></text:p>
      <text:p text:style-name="P11"><text:span text:style-name="T1">你感覺到一陣四肢無力</text:span></text:p>
      <text:p text:style-name="P11"><text:span text:style-name="T1">你只不過就只是一個沒什麼朋友，喜歡玩</text:span><text:span text:style-name="T3">AI的普通大學生而已</text:span></text:p>
      <text:p text:style-name="P8"><text:span text:style-name="T1">為什麼感覺全世界都在針對你?</text:span></text:p>
      <text:p text:style-name="P8"><text:span text:style-name="T1">『我…我只想回家……』</text:span></text:p>
      <text:p text:style-name="P15"><text:span text:style-name="T1">「打擾了。」一名穿著西裝的男人向你走來</text:span></text:p>
      <text:p text:style-name="P8"><text:span text:style-name="T1">「我們的校長想要見你一面，請跟我來。」</text:span></text:p>
      <text:p text:style-name="P8"><text:span text:style-name="T1"/></text:p>
      <text:p text:style-name="P8"><text:span text:style-name="T1">「皇家大學雖然擁有一定程度的治外法權，但這並不代表我們可以任意包闢罪犯。」</text:span></text:p>
      <text:p text:style-name="P8"><text:span text:style-name="T1">坐在你面前的是一個矮胖的中年男性，頭頂微禿，嘴巴上叼著雪茄</text:span></text:p>
      <text:p text:style-name="P12"><text:span text:style-name="T1">「當然，你的才華我們都看在眼裡。</text:span></text:p>
      <text:p text:style-name="P13"><text:span text:style-name="T1">相信我，沒有人會想要看到你那顆傑出的腦袋在監獄裡面爛掉的。」</text:span></text:p>
      <text:p text:style-name="P13"><text:span text:style-name="T1">校長似乎是被自己的話語給逗笑了，咯咯笑了幾聲</text:span></text:p>
      <text:p text:style-name="P13"><text:span text:style-name="T1">但不知道為什麼，他的眼神卻好像沒有什麼笑意</text:span></text:p>
      <text:p text:style-name="P13"><text:span text:style-name="T1">你總覺得自己像是被一條蛇給盯上似的，非常的不自在</text:span></text:p>
      <text:p text:style-name="P14"><text:span text:style-name="T1">「政府盯我們盯的非常緊啊，他們已經在施壓要我們把你交出去了。」</text:span></text:p>
      <text:p text:style-name="P14"><text:span text:style-name="T1">「如果情況再繼續惡化，我們可能會需要把你交給國安局。而天知道他們會對你什麼……」</text:span></text:p>
      <text:p text:style-name="P14"><text:span text:style-name="T1">「當然，我們並不想把你交出去。我們是站在你這邊的。」</text:span></text:p>
      <text:p text:style-name="P14"><text:span text:style-name="T1">「</text:span><text:span text:style-name="T4">然而，</text:span><text:span text:style-name="T1">為了讓你能夠逃避牢獄之災，我們會需要你的一些合作。」</text:span></text:p>
      <text:p text:style-name="P14"><text:span text:style-name="T1">校長遞了一張紙給你。</text:span></text:p>
      <text:p text:style-name="P14"><text:span text:style-name="T1">「這是一份契約書。只要在這上面簽名，你馬上就會變成跨國企業的員工，並且受到外國法律的保護。」</text:span></text:p>
      <text:p text:style-name="P16"><text:span text:style-name="T1">「這樣子，你就可以安心逃到國外，不用擔心被抓去坐牢了。</text:span></text:p>
      <text:p text:style-name="P16"><text:span text:style-name="T1">而且，你還同時獲得可以作一輩子的高薪工作，你的運氣真好。」</text:span></text:p>
      <text:p text:style-name="P14"><text:span text:style-name="T1">「你也可以選擇不簽名，只是，我們可能就不得不選擇把你交出去了。」</text:span></text:p>
      <text:p text:style-name="P14"><text:span text:style-name="T1">校長拉開了抽屜，從裡面拿出了一支純黑的鋼筆，放在了你面前。</text:span></text:p>
      <text:p text:style-name="P14"><text:soft-page-break/><text:span text:style-name="T1">「來吧，我們不會強迫你的。」</text:span></text:p>
      <text:p text:style-name="P14"><text:span text:style-name="T1">你簽上了自己的名字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7-01T21:59:42.935000000</dc:date>
    <meta:editing-duration>PT30M29S</meta:editing-duration>
    <meta:editing-cycles>5</meta:editing-cycles>
    <meta:document-statistic meta:table-count="0" meta:image-count="0" meta:object-count="0" meta:page-count="3" meta:paragraph-count="97" meta:word-count="1752" meta:character-count="1761" meta:non-whitespace-character-count="1760"/>
  </office:meta>
</office:document-meta>
</file>